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style:font-name="Courier New" style:font-name-asian="Courier New" style:font-name-complex="Courier New"/>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list-style-name="LS1">
      <style:paragraph-properties fo:margin-top="0in" fo:margin-bottom="0in" fo:line-height="115%" fo:break-before="auto" fo:break-after="auto" style:writing-mode="lr-tb"/>
    </style:style>
    <style:style style:name="P6" style:family="paragraph" style:parent-style-name="Standard">
      <style:paragraph-properties fo:line-height="115%" fo:break-before="auto" fo:break-after="auto" style:writing-mode="lr-tb"/>
      <style:text-properties style:font-name="Courier New" style:font-name-asian="Courier New" style:font-name-complex="Courier New"/>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style:writing-mode="lr-tb"/>
    </style:style>
    <style:style style:name="P10" style:family="paragraph" style:parent-style-name="Standard">
      <style:paragraph-properties fo:line-height="115%" style:writing-mode="lr-tb"/>
      <style:text-properties style:font-name="Courier New" style:font-name-asian="Courier New" style:font-name-complex="Courier New"/>
    </style:style>
    <style:style style:name="T1" style:family="text">
      <style:text-properties fo:font-weight="bold" style:font-weight-asian="bold" style:font-weight-complex="bold"/>
    </style:style>
    <style:style style:name="T2" style:family="text">
      <style:text-properties style:font-name="Courier New" style:font-name-asian="Courier New" style:font-name-complex="Courier New"/>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Standard Template Library (STL) provides a set of tools beyond those that are provided by the "base" C++ language. In fact, you have already become familiar with some of them back in Chapters \ref{chap_advancedarith}, \ref{chap_file_io}, and \ref{chap_strings}, such as mathematical function, file input and output, and strings. While a comprehensive discussion of the features of the STL is far beyond the scope of this text, there are several libraries that offer extremely important features with which you should become comfortable. </text:p>
      <text:p text:style-name="P9"/>
      <text:p text:style-name="P9">Rather than assuming that </text:p>
      <text:p text:style-name="P9"/>
      <text:p text:style-name="P9">using namespace std;</text:p>
      <text:p text:style-name="P9"/>
      <text:p text:style-name="P9">\noindent is at the top of every code example, each data type, function, or variable derived from the STL will be shown with the prefix \texttt{std::}. This highlights which parts of the examples below come from the STL, and which are part of the language.</text:p>
      <text:p text:style-name="P1"/>
      <text:p text:style-name="P1"><text:span text:style-name="T1">#</text:span><text:span text:style-name="T1">include</text:span><text:span text:style-name="T1"> &lt;</text:span><text:span text:style-name="T1">utility</text:span><text:span text:style-name="T1">&gt;</text:span></text:p>
      <text:p text:style-name="P1"><text:span text:style-name="T1">#</text:span><text:span text:style-name="T1">include</text:span><text:span text:style-name="T1"> &lt;</text:span><text:span text:style-name="T1">tuple</text:span><text:span text:style-name="T1">&gt; (</text:span><text:span text:style-name="T1">C</text:span><text:span text:style-name="T1">++11)</text:span></text:p>
      <text:p text:style-name="P1"/>
      <text:p text:style-name="P1">The <text:span text:style-name="T2">pair </text:span>class, found in &lt;utility&gt;, links two values which may be of different types. The <text:span text:style-name="T2">tuple </text:span>class, introduced in C++11, links any number of values which may be of different types. For example, to link a student’s identification number (an integer) and their grade point average (a float), we can write:</text:p>
      <text:p text:style-name="P1"/>
      <text:p text:style-name="P1"><text:span text:style-name="T2">std::pair</text:span><text:span text:style-name="T2">&lt;</text:span><text:span text:style-name="T2">int</text:span><text:span text:style-name="T2">,</text:span><text:span text:style-name="T2">float</text:span><text:span text:style-name="T2">&gt; </text:span><text:span text:style-name="T2">grades</text:span><text:span text:style-name="T2"> = { 112233, 3.81 };</text:span></text:p>
      <text:p text:style-name="P1"/>
      <text:p text:style-name="P1">We can assign different values to the pair later with the make_pair function:</text:p>
      <text:p text:style-name="P1"/>
      <text:p text:style-name="P1"><text:span text:style-name="T2">grades = std::make_pair(123450, 2.79);</text:span></text:p>
      <text:p text:style-name="P1"/>
      <text:p text:style-name="P1">The first and second members are used to extract the individual components of the pair:</text:p>
      <text:p text:style-name="P1"/>
      <text:p text:style-name="P1"><text:span text:style-name="T2">std</text:span><text:span text:style-name="T2">::</text:span><text:span text:style-name="T2">cout</text:span><text:span text:style-name="T2"> &lt;&lt; "</text:span><text:span text:style-name="T2">ID</text:span><text:span text:style-name="T2">: " &lt;&lt; </text:span><text:span text:style-name="T2">grades</text:span><text:span text:style-name="T2">.</text:span><text:span text:style-name="T2">first</text:span><text:span text:style-name="T2"> &lt;&lt; " (</text:span><text:span text:style-name="T2">GPA</text:span><text:span text:style-name="T2"> " &lt;&lt; </text:span><text:span text:style-name="T2">grades</text:span><text:span text:style-name="T2">.</text:span><text:span text:style-name="T2">second</text:span><text:span text:style-name="T2"> &lt;&lt; ")" &lt;&lt; </text:span><text:span text:style-name="T2">std</text:span><text:span text:style-name="T2">::</text:span><text:span text:style-name="T2">endl</text:span><text:span text:style-name="T2">;</text:span></text:p>
      <text:p text:style-name="P1"><text:span text:style-name="T2">// </text:span><text:span text:style-name="T2">This</text:span><text:span text:style-name="T2"> </text:span><text:span text:style-name="T2">prints</text:span><text:span text:style-name="T2">:</text:span></text:p>
      <text:p text:style-name="P1"><text:span text:style-name="T2">// </text:span><text:span text:style-name="T2">ID</text:span><text:span text:style-name="T2">: 123450 (</text:span><text:span text:style-name="T2">GPA</text:span><text:span text:style-name="T2"> 2.79)</text:span></text:p>
      <text:p text:style-name="P1"/>
      <text:p text:style-name="P1">If we wanted a more complicated set of values linked together, such as a student’s name, identification number, grade point average, and major, we could have the following:</text:p>
      <text:p text:style-name="P1"/>
      <text:p text:style-name="P1"><text:span text:style-name="T2">tuple</text:span><text:span text:style-name="T2">&lt;</text:span><text:span text:style-name="T2">std</text:span><text:span text:style-name="T2">::</text:span><text:span text:style-name="T2">string</text:span><text:span text:style-name="T2">, </text:span><text:span text:style-name="T2">int</text:span><text:span text:style-name="T2">, </text:span><text:span text:style-name="T2">float</text:span><text:span text:style-name="T2">, </text:span><text:span text:style-name="T2">std</text:span><text:span text:style-name="T2">::</text:span><text:span text:style-name="T2">string</text:span><text:span text:style-name="T2">&gt; </text:span><text:span text:style-name="T2">ethan</text:span><text:span text:style-name="T2"> = { "</text:span><text:span text:style-name="T2">Ethan</text:span><text:span text:style-name="T2"> </text:span><text:span text:style-name="T2">Allen</text:span><text:span text:style-name="T2">", 802802, 3.15, "</text:span><text:span text:style-name="T2">Engineering</text:span><text:span text:style-name="T2">"};</text:span></text:p>
      <text:p text:style-name="P1"/>
      <text:p text:style-name="P1">Unfortunately, the tuple class does not have \texttt{first} or \texttt{second} members. The first and second elements can be retrieved in a slightly more complicated way than with pair objects:</text:p>
      <text:p text:style-name="P1"><text:soft-page-break/></text:p>
      <text:p text:style-name="P1"><text:span text:style-name="T2">std::cout &lt;&lt; std::get&lt;0&gt;(ethan) &lt;&lt; "'s major is " &lt;&lt; std::get&lt;3&gt;(ethan) &lt;&lt; std::endl;</text:span></text:p>
      <text:p text:style-name="P1"><text:span text:style-name="T2">// </text:span><text:span text:style-name="T2">This</text:span><text:span text:style-name="T2"> </text:span><text:span text:style-name="T2">prints</text:span><text:span text:style-name="T2">:</text:span></text:p>
      <text:p text:style-name="P1"><text:span text:style-name="T2">// </text:span><text:span text:style-name="T2">Ethan</text:span><text:span text:style-name="T2"> </text:span><text:span text:style-name="T2">Allen</text:span><text:span text:style-name="T2">’</text:span><text:span text:style-name="T2">s</text:span><text:span text:style-name="T2"> </text:span><text:span text:style-name="T2">major</text:span><text:span text:style-name="T2"> </text:span><text:span text:style-name="T2">is</text:span><text:span text:style-name="T2"> </text:span><text:span text:style-name="T2">Engineering</text:span></text:p>
      <text:p text:style-name="P1"/>
      <text:p text:style-name="P1">In the code below, the get function returns a reference to the 3rd element (the GPA) of the tuple ethan, and sets that value to 3.99:</text:p>
      <text:p text:style-name="P1"/>
      <text:p text:style-name="P1"><text:span text:style-name="T2">std</text:span><text:span text:style-name="T2">::</text:span><text:span text:style-name="T2">get</text:span><text:span text:style-name="T2">&lt;2&gt;(</text:span><text:span text:style-name="T2">ethan</text:span><text:span text:style-name="T2">) = 3.99;</text:span></text:p>
      <text:p text:style-name="P1"/>
      <text:p text:style-name="P1">These types may not be all that useful by themselves, but are used in conjunction with container classes like <text:span text:style-name="T2">vector</text:span><text:span text:style-name="T2"> </text:span>and <text:span text:style-name="T2">map</text:span>, described below.</text:p>
      <text:p text:style-name="P2"/>
      <text:p text:style-name="P1"><text:span text:style-name="T1">#</text:span><text:span text:style-name="T1">include</text:span><text:span text:style-name="T1"> &lt;</text:span><text:span text:style-name="T1">iterator</text:span><text:span text:style-name="T1">&gt;</text:span></text:p>
      <text:p text:style-name="P2"/>
      <text:p text:style-name="P1">Iterators are objects that refer to elements within a container object (like std::vector, std::map, and std::array) and allow for traversal through those elements. The list of features in iterators vary depending on the container class. While the specifics of the iterators vary, most iterators belong to one of the following categories divided by the operations that may be performed on them:</text:p>
      <text:p text:style-name="P1"/>
      <text:p text:style-name="P1"><text:span text:style-name="T3">Forward</text:span><text:span text:style-name="T3"> </text:span><text:span text:style-name="T3">iterators</text:span></text:p>
      <text:list xml:id="list4484229423479624602" text:style-name="LS1">
        <text:list-item>
          <text:p text:style-name="P5">Can be incremented to move forward in the container to the next item</text:p>
        </text:list-item>
        <text:list-item>
          <text:p text:style-name="P5">Can be dereferenced like a pointer variable</text:p>
        </text:list-item>
      </text:list>
      <text:p text:style-name="P1"/>
      <text:p text:style-name="P1"><text:span text:style-name="T2">std</text:span><text:span text:style-name="T2">::</text:span><text:span text:style-name="T2">array</text:span><text:span text:style-name="T2">&lt;</text:span><text:span text:style-name="T2">int</text:span><text:span text:style-name="T2">&gt; </text:span><text:span text:style-name="T2">myArray</text:span><text:span text:style-name="T2"> = { 5, 10, 15, 20, 25 };</text:span></text:p>
      <text:p text:style-name="P1"><text:span text:style-name="T2">std::array::iterator myIterator, arrayEnd;</text:span></text:p>
      <text:p text:style-name="P1"><text:span text:style-name="T2">arrayEnd</text:span><text:span text:style-name="T2"> = </text:span><text:span text:style-name="T2">myArray</text:span><text:span text:style-name="T2">.</text:span><text:span text:style-name="T2">end</text:span><text:span text:style-name="T2">();</text:span></text:p>
      <text:p text:style-name="P3"/>
      <text:p text:style-name="P1"><text:span text:style-name="T2">// </text:span><text:span text:style-name="T2">Demonstrating</text:span><text:span text:style-name="T2"> </text:span><text:span text:style-name="T2">forward</text:span><text:span text:style-name="T2"> </text:span><text:span text:style-name="T2">iteration</text:span></text:p>
      <text:p text:style-name="P1"><text:span text:style-name="T2">for</text:span><text:span text:style-name="T2"> (</text:span><text:span text:style-name="T2">myIterator</text:span><text:span text:style-name="T2"> = </text:span><text:span text:style-name="T2">myArray</text:span><text:span text:style-name="T2">.</text:span><text:span text:style-name="T2">begin</text:span><text:span text:style-name="T2">(); </text:span><text:span text:style-name="T2">myIterator</text:span><text:span text:style-name="T2"> != </text:span><text:span text:style-name="T2">arrayEnd</text:span><text:span text:style-name="T2">; ++</text:span><text:span text:style-name="T2">myIterator</text:span><text:span text:style-name="T2">)</text:span></text:p>
      <text:p text:style-name="P1"><text:span text:style-name="T2"><text:s text:c="2"/></text:span><text:span text:style-name="T2">std</text:span><text:span text:style-name="T2">::</text:span><text:span text:style-name="T2">cout</text:span><text:span text:style-name="T2"> &lt;&lt; *</text:span><text:span text:style-name="T2">myIterator</text:span><text:span text:style-name="T2"> &lt;&lt; " ";</text:span></text:p>
      <text:p text:style-name="P3"/>
      <text:p text:style-name="P1"><text:span text:style-name="T2">std</text:span><text:span text:style-name="T2">::</text:span><text:span text:style-name="T2">cout</text:span><text:span text:style-name="T2"> &lt;&lt; </text:span><text:span text:style-name="T2">std</text:span><text:span text:style-name="T2">::</text:span><text:span text:style-name="T2">endl</text:span><text:span text:style-name="T2"> &lt;&lt; "</text:span><text:span text:style-name="T2">The</text:span><text:span text:style-name="T2"> </text:span><text:span text:style-name="T2">end</text:span><text:span text:style-name="T2">!" &lt;&lt; </text:span><text:span text:style-name="T2">std</text:span><text:span text:style-name="T2">::</text:span><text:span text:style-name="T2">endl</text:span><text:span text:style-name="T2">;</text:span></text:p>
      <text:p text:style-name="P3"/>
      <text:p text:style-name="P1"><text:span text:style-name="T2">// </text:span><text:span text:style-name="T2">This</text:span><text:span text:style-name="T2"> </text:span><text:span text:style-name="T2">prints</text:span><text:span text:style-name="T2">:</text:span></text:p>
      <text:p text:style-name="P3">// 5 10 15 20 25</text:p>
      <text:p text:style-name="P1"><text:span text:style-name="T2">// </text:span><text:span text:style-name="T2">The</text:span><text:span text:style-name="T2"> </text:span><text:span text:style-name="T2">end</text:span><text:span text:style-name="T2">!</text:span></text:p>
      <text:p text:style-name="P1"/>
      <text:p text:style-name="P1"><text:span text:style-name="T3">Bidirectional</text:span><text:span text:style-name="T3"> </text:span><text:span text:style-name="T3">iterators</text:span></text:p>
      <text:list xml:id="list2" text:style-name="LS1">
        <text:list-item>
          <text:p text:style-name="P5">Everything a forward iterator can do and:</text:p>
        </text:list-item>
        <text:list-item>
          <text:p text:style-name="P5">Can be decremented to move backward in the container to the previous item</text:p>
        </text:list-item>
      </text:list>
      <text:p text:style-name="P1"><text:soft-page-break/></text:p>
      <text:p text:style-name="P1"><text:span text:style-name="T2">std</text:span><text:span text:style-name="T2">::</text:span><text:span text:style-name="T2">array</text:span><text:span text:style-name="T2">&lt;</text:span><text:span text:style-name="T2">int</text:span><text:span text:style-name="T2">&gt; </text:span><text:span text:style-name="T2">myArray</text:span><text:span text:style-name="T2"> = { 5, 10, 15, 20, 25 };</text:span></text:p>
      <text:p text:style-name="P1"><text:span text:style-name="T2">std::array::iterator myIterator, arrayBegin;</text:span></text:p>
      <text:p text:style-name="P1"><text:span text:style-name="T2">arrayBegin</text:span><text:span text:style-name="T2"> = </text:span><text:span text:style-name="T2">myArray</text:span><text:span text:style-name="T2">.</text:span><text:span text:style-name="T2">begin</text:span><text:span text:style-name="T2">();</text:span></text:p>
      <text:p text:style-name="P3"/>
      <text:p text:style-name="P1"><text:span text:style-name="T2">// </text:span><text:span text:style-name="T2">Demonstrating</text:span><text:span text:style-name="T2"> </text:span><text:span text:style-name="T2">backward</text:span><text:span text:style-name="T2"> </text:span><text:span text:style-name="T2">iteration</text:span></text:p>
      <text:p text:style-name="P1"><text:span text:style-name="T2">for</text:span><text:span text:style-name="T2"> (</text:span><text:span text:style-name="T2">myIterator</text:span><text:span text:style-name="T2"> = </text:span><text:span text:style-name="T2">myArray</text:span><text:span text:style-name="T2">.</text:span><text:span text:style-name="T2">end</text:span><text:span text:style-name="T2">(); </text:span><text:span text:style-name="T2">myIterator</text:span><text:span text:style-name="T2"> != </text:span><text:span text:style-name="T2">arrayBegin</text:span><text:span text:style-name="T2">; --</text:span><text:span text:style-name="T2">myIterator</text:span><text:span text:style-name="T2">)</text:span></text:p>
      <text:p text:style-name="P1"><text:span text:style-name="T2"><text:s text:c="2"/></text:span><text:span text:style-name="T2">std</text:span><text:span text:style-name="T2">::</text:span><text:span text:style-name="T2">cout</text:span><text:span text:style-name="T2"> &lt;&lt; *</text:span><text:span text:style-name="T2">myIterator</text:span><text:span text:style-name="T2"> &lt;&lt; " ";</text:span></text:p>
      <text:p text:style-name="P3"/>
      <text:p text:style-name="P1"><text:span text:style-name="T2">std</text:span><text:span text:style-name="T2">::</text:span><text:span text:style-name="T2">cout</text:span><text:span text:style-name="T2"> &lt;&lt; </text:span><text:span text:style-name="T2">std</text:span><text:span text:style-name="T2">::</text:span><text:span text:style-name="T2">endl</text:span><text:span text:style-name="T2"> &lt;&lt; "</text:span><text:span text:style-name="T2">The</text:span><text:span text:style-name="T2"> </text:span><text:span text:style-name="T2">beginning</text:span><text:span text:style-name="T2">!" &lt;&lt; </text:span><text:span text:style-name="T2">std</text:span><text:span text:style-name="T2">::</text:span><text:span text:style-name="T2">endl</text:span><text:span text:style-name="T2">;</text:span></text:p>
      <text:p text:style-name="P3"/>
      <text:p text:style-name="P1"><text:span text:style-name="T2">// </text:span><text:span text:style-name="T2">This</text:span><text:span text:style-name="T2"> </text:span><text:span text:style-name="T2">prints</text:span><text:span text:style-name="T2">:</text:span></text:p>
      <text:p text:style-name="P3">// 25 20 15 10 5</text:p>
      <text:p text:style-name="P1"><text:span text:style-name="T2">// </text:span><text:span text:style-name="T2">The</text:span><text:span text:style-name="T2"> </text:span><text:span text:style-name="T2">beginning</text:span><text:span text:style-name="T2">!</text:span></text:p>
      <text:p text:style-name="P1"/>
      <text:p text:style-name="P1"><text:span text:style-name="T3">Random</text:span><text:span text:style-name="T3"> </text:span><text:span text:style-name="T3">access</text:span><text:span text:style-name="T3"> </text:span><text:span text:style-name="T3">iterators</text:span></text:p>
      <text:list xml:id="list4" text:style-name="LS1">
        <text:list-item>
          <text:p text:style-name="P5">Everything a bidirectional iterator can do and:</text:p>
        </text:list-item>
        <text:list-item>
          <text:p text:style-name="P5">Can use arithmetic operators to move forward and backward a certain number of items at once</text:p>
        </text:list-item>
        <text:list-item>
          <text:p text:style-name="P5">Allows comparisons between iterators to determine relative positions in the container</text:p>
        </text:list-item>
        <text:list-item>
          <text:p text:style-name="P5">Can use array-style access to elements in the container</text:p>
        </text:list-item>
      </text:list>
      <text:p text:style-name="P1"/>
      <text:p text:style-name="P1"><text:span text:style-name="T2">std</text:span><text:span text:style-name="T2">::</text:span><text:span text:style-name="T2">array</text:span><text:span text:style-name="T2">&lt;</text:span><text:span text:style-name="T2">int</text:span><text:span text:style-name="T2">&gt; </text:span><text:span text:style-name="T2">myArray</text:span><text:span text:style-name="T2"> = { 5, 10, 15, 20, 25 };</text:span></text:p>
      <text:p text:style-name="P1"><text:span text:style-name="T2">std::array::iterator myIterator, arrayEnd;</text:span></text:p>
      <text:p text:style-name="P1"><text:span text:style-name="T2">arrayEnd</text:span><text:span text:style-name="T2"> = </text:span><text:span text:style-name="T2">myArray</text:span><text:span text:style-name="T2">.</text:span><text:span text:style-name="T2">end</text:span><text:span text:style-name="T2">();</text:span></text:p>
      <text:p text:style-name="P3">myIterator = myArray.begin();</text:p>
      <text:p text:style-name="P10"/>
      <text:p text:style-name="P1"><text:span text:style-name="T2">// Demonstrating random access</text:span></text:p>
      <text:p text:style-name="P9"><text:span text:style-name="T2">std::cout &lt;&lt; myIterator[1] &lt;&lt; " " &lt;&lt; myIterator[3] &lt;&lt; std::endl;</text:span></text:p>
      <text:p text:style-name="P9"><text:span text:style-name="T2"/></text:p>
      <text:p text:style-name="P9"><text:span text:style-name="T2">// Demonstrating iterator comparisons</text:span></text:p>
      <text:p text:style-name="P9"><text:span text:style-name="T2">if (myIterator &lt; arrayEnd)</text:span></text:p>
      <text:p text:style-name="P9"><text:span text:style-name="T2"><text:s text:c="2"/>std::cout &lt;&lt; "The iterator is not at the end of the array yet";</text:span></text:p>
      <text:p text:style-name="P9"><text:span text:style-name="T2"/></text:p>
      <text:p text:style-name="P9"><text:span text:style-name="T2">// Demonstrating arithmetic operations on an iterator</text:span></text:p>
      <text:p text:style-name="P1"><text:span text:style-name="T2">for (myIterator = myArray.begin(); myIterator != arrayEnd; myIterator += 2)</text:span></text:p>
      <text:p text:style-name="P1"><text:span text:style-name="T2"><text:s text:c="2"/></text:span><text:span text:style-name="T2">std</text:span><text:span text:style-name="T2">::</text:span><text:span text:style-name="T2">cout</text:span><text:span text:style-name="T2"> &lt;&lt; *</text:span><text:span text:style-name="T2">myIterator</text:span><text:span text:style-name="T2"> &lt;&lt; " ";</text:span></text:p>
      <text:p text:style-name="P3"/>
      <text:p text:style-name="P1"><text:span text:style-name="T2">std</text:span><text:span text:style-name="T2">::</text:span><text:span text:style-name="T2">cout</text:span><text:span text:style-name="T2"> &lt;&lt; </text:span><text:span text:style-name="T2">std</text:span><text:span text:style-name="T2">::</text:span><text:span text:style-name="T2">endl</text:span><text:span text:style-name="T2"> &lt;&lt; "</text:span><text:span text:style-name="T2">The</text:span><text:span text:style-name="T2"> </text:span><text:span text:style-name="T2">end</text:span><text:span text:style-name="T2">!" &lt;&lt; </text:span><text:span text:style-name="T2">std</text:span><text:span text:style-name="T2">::</text:span><text:span text:style-name="T2">endl</text:span><text:span text:style-name="T2">;</text:span></text:p>
      <text:p text:style-name="P3"/>
      <text:p text:style-name="P1"><text:span text:style-name="T2">// This prints:</text:span></text:p>
      <text:p text:style-name="P9"><text:span text:style-name="T2">// 10 20</text:span></text:p>
      <text:p text:style-name="P9"><text:span text:style-name="T2">// 5 15 25</text:span></text:p>
      <text:p text:style-name="P1"><text:soft-page-break/><text:span text:style-name="T2">// </text:span><text:span text:style-name="T2">The</text:span><text:span text:style-name="T2"> </text:span><text:span text:style-name="T2">end</text:span><text:span text:style-name="T2">!</text:span></text:p>
      <text:p text:style-name="P2"/>
      <text:p text:style-name="P1"><text:span text:style-name="T1">#</text:span><text:span text:style-name="T1">include</text:span><text:span text:style-name="T1"> &lt;</text:span><text:span text:style-name="T1">vector</text:span><text:span text:style-name="T1">&gt;</text:span></text:p>
      <text:p text:style-name="P2"/>
      <text:p text:style-name="P1">Vectors are containers similar to arrays that are flexible in size and quite fast. While we can use iterators as above, we can also treat the vector much like an array.</text:p>
      <text:p text:style-name="P1"/>
      <text:p text:style-name="P1"><text:span text:style-name="T2">std</text:span><text:span text:style-name="T2">::</text:span><text:span text:style-name="T2">vector</text:span><text:span text:style-name="T2">&lt;</text:span><text:span text:style-name="T2">float</text:span><text:span text:style-name="T2">&gt; </text:span><text:span text:style-name="T2">temperatures</text:span><text:span text:style-name="T2">(10, 98.6); // </text:span><text:span text:style-name="T2">Start</text:span><text:span text:style-name="T2"> </text:span><text:span text:style-name="T2">with</text:span><text:span text:style-name="T2"> 10 </text:span><text:span text:style-name="T2">elements</text:span><text:span text:style-name="T2">, </text:span><text:span text:style-name="T2">all</text:span><text:span text:style-name="T2"> </text:span><text:span text:style-name="T2">with</text:span><text:span text:style-name="T2"> </text:span><text:span text:style-name="T2">the</text:span><text:span text:style-name="T2"> </text:span><text:span text:style-name="T2">value</text:span><text:span text:style-name="T2"> 98.6</text:span></text:p>
      <text:p text:style-name="P3"/>
      <text:p text:style-name="P1"><text:span text:style-name="T2">temperatures</text:span><text:span text:style-name="T2">[9] = 103.1; // </text:span><text:span text:style-name="T2">The</text:span><text:span text:style-name="T2"> </text:span><text:span text:style-name="T2">last</text:span><text:span text:style-name="T2"> </text:span><text:span text:style-name="T2">element</text:span><text:span text:style-name="T2"> </text:span><text:span text:style-name="T2">has</text:span><text:span text:style-name="T2"> </text:span><text:span text:style-name="T2">a</text:span><text:span text:style-name="T2"> </text:span><text:span text:style-name="T2">fever</text:span><text:span text:style-name="T2"> </text:span><text:span text:style-name="T2">of</text:span><text:span text:style-name="T2"> 103.1 </text:span><text:span text:style-name="T2">degrees</text:span><text:span text:style-name="T2">!</text:span></text:p>
      <text:p text:style-name="P3"/>
      <text:p text:style-name="P1"><text:span text:style-name="T2">for</text:span><text:span text:style-name="T2"> (</text:span><text:span text:style-name="T2">int</text:span><text:span text:style-name="T2"> </text:span><text:span text:style-name="T2">i</text:span><text:span text:style-name="T2"> = 0; </text:span><text:span text:style-name="T2">i</text:span><text:span text:style-name="T2"> &lt; </text:span><text:span text:style-name="T2">temperatures</text:span><text:span text:style-name="T2">.</text:span><text:span text:style-name="T2">size</text:span><text:span text:style-name="T2">(); </text:span><text:span text:style-name="T2">i</text:span><text:span text:style-name="T2">++)</text:span></text:p>
      <text:p text:style-name="P1"><text:span text:style-name="T2"><text:s text:c="2"/>std::cout &lt;&lt; "Patient " &lt;&lt; i &lt;&lt; "'s temperature is " &lt;&lt; temperatures[i] &lt;&lt; std::endl;</text:span></text:p>
      <text:p text:style-name="P1"/>
      <text:p text:style-name="P1">The vector class also provides member functions \texttt{front()} and \texttt{back()} which return references to the first element and the last element in the vector, respectively. For example:</text:p>
      <text:p text:style-name="P1"/>
      <text:p text:style-name="P1"><text:span text:style-name="T2">std::cout &lt;&lt; "The last patient's temperature is " &lt;&lt; temperatures.back() &lt;&lt; std::endl;</text:span></text:p>
      <text:p text:style-name="P1"><text:span text:style-name="T2">std::cout &lt;&lt; "The first patient's temperature is " &lt;&lt; temperatures.front() &lt;&lt; std::endl;</text:span></text:p>
      <text:p text:style-name="P2"/>
      <text:p text:style-name="P1"><text:span text:style-name="T3">Note: Don’t confuse the \texttt{back()} and \texttt{front()} functions with the \texttt{end()} and \texttt{begin()} functions. The \texttt{back()} and \texttt{front()} functions return references to the elements, while \texttt{end()} and \texttt{begin()} return iterators pointing to those elements.</text:span></text:p>
      <text:p text:style-name="P2"/>
      <text:p text:style-name="P1"><text:span text:style-name="T1">#</text:span><text:span text:style-name="T1">include</text:span><text:span text:style-name="T1"> &lt;</text:span><text:span text:style-name="T1">map</text:span><text:span text:style-name="T1">&gt;</text:span></text:p>
      <text:p text:style-name="P1">This library provides one of the STL’s <text:span text:style-name="T3">associative</text:span><text:span text:style-name="T3"> </text:span><text:span text:style-name="T3">container</text:span><text:span text:style-name="T3"> </text:span>object classes. An associative container differs from an array in that items in an array are referenced with a number which indicates the item’s position in memory:</text:p>
      <text:p text:style-name="P1"/>
      <text:p text:style-name="P1"><text:span text:style-name="T2">int</text:span><text:span text:style-name="T2"> </text:span><text:span text:style-name="T2">myArray</text:span><text:span text:style-name="T2">[10]; // </text:span><text:span text:style-name="T2">An</text:span><text:span text:style-name="T2"> </text:span><text:span text:style-name="T2">array</text:span><text:span text:style-name="T2"> </text:span><text:span text:style-name="T2">of</text:span><text:span text:style-name="T2"> </text:span><text:span text:style-name="T2">ten</text:span><text:span text:style-name="T2"> </text:span><text:span text:style-name="T2">integers</text:span></text:p>
      <text:p text:style-name="P1"><text:span text:style-name="T2">myArray</text:span><text:span text:style-name="T2">[0] = -5; // </text:span><text:span text:style-name="T2">Set</text:span><text:span text:style-name="T2"> </text:span><text:span text:style-name="T2">the</text:span><text:span text:style-name="T2"> </text:span><text:span text:style-name="T2">first</text:span><text:span text:style-name="T2"> </text:span><text:span text:style-name="T2">integer</text:span><text:span text:style-name="T2"> </text:span><text:span text:style-name="T2">in</text:span><text:span text:style-name="T2"> </text:span><text:span text:style-name="T2">the</text:span><text:span text:style-name="T2"> </text:span><text:span text:style-name="T2">array</text:span><text:span text:style-name="T2"> </text:span><text:span text:style-name="T2">to</text:span><text:span text:style-name="T2"> -5</text:span></text:p>
      <text:p text:style-name="P1"/>
      <text:p text:style-name="P1">An associative container, on the other hand, can use any data type to reference the items in the container. For example, you might choose to use a <text:span text:style-name="T2">string </text:span>to reference a collection of <text:span text:style-name="T2">int</text:span> items to store a list of students’ ages according to their names.</text:p>
      <text:p text:style-name="P1"/>
      <text:p text:style-name="P1"><text:span text:style-name="T2">std</text:span><text:span text:style-name="T2">::</text:span><text:span text:style-name="T2">map</text:span><text:span text:style-name="T2">&lt;</text:span><text:span text:style-name="T2">std</text:span><text:span text:style-name="T2">::</text:span><text:span text:style-name="T2">string</text:span><text:span text:style-name="T2">,</text:span><text:span text:style-name="T2">int</text:span><text:span text:style-name="T2">&gt; </text:span><text:span text:style-name="T2">students</text:span><text:span text:style-name="T2">;</text:span></text:p>
      <text:p text:style-name="P1"/>
      <text:p text:style-name="P1">Perhaps you want to create the object with some initial values:</text:p>
      <text:p text:style-name="P1"><text:soft-page-break/></text:p>
      <text:p text:style-name="P1"><text:span text:style-name="T2">std</text:span><text:span text:style-name="T2">::</text:span><text:span text:style-name="T2">map</text:span><text:span text:style-name="T2">&lt;</text:span><text:span text:style-name="T2">std</text:span><text:span text:style-name="T2">::</text:span><text:span text:style-name="T2">string</text:span><text:span text:style-name="T2">,</text:span><text:span text:style-name="T2">int</text:span><text:span text:style-name="T2">&gt; </text:span><text:span text:style-name="T2">students</text:span><text:span text:style-name="T2"> = { {"</text:span><text:span text:style-name="T2">John</text:span><text:span text:style-name="T2">", 19}, {"</text:span><text:span text:style-name="T2">Max</text:span><text:span text:style-name="T2">", 19}, {"</text:span><text:span text:style-name="T2">Christine</text:span><text:span text:style-name="T2">", 20}, {"</text:span><text:span text:style-name="T2">Maria</text:span><text:span text:style-name="T2">", 18} };</text:span></text:p>
      <text:p text:style-name="P1"/>
      <text:p text:style-name="P1">This code produces a structure like in Figure \ref{fig_studentsmap}. With these names and ages paired, we can now retrieve the ages using the names.</text:p>
      <text:p text:style-name="P1"/>
      <text:p text:style-name="P1"><text:span text:style-name="T2">string</text:span><text:span text:style-name="T2"> </text:span><text:span text:style-name="T2">name</text:span><text:span text:style-name="T2"> = "</text:span><text:span text:style-name="T2">Christine</text:span><text:span text:style-name="T2">";</text:span></text:p>
      <text:p text:style-name="P1"><text:span text:style-name="T2">std</text:span><text:span text:style-name="T2">::</text:span><text:span text:style-name="T2">cout</text:span><text:span text:style-name="T2"> &lt;&lt; </text:span><text:span text:style-name="T2">name</text:span><text:span text:style-name="T2"> &lt;&lt; " </text:span><text:span text:style-name="T2">is</text:span><text:span text:style-name="T2"> " &lt;&lt; </text:span><text:span text:style-name="T2">students</text:span><text:span text:style-name="T2">[</text:span><text:span text:style-name="T2">name</text:span><text:span text:style-name="T2">] &lt;&lt; " </text:span><text:span text:style-name="T2">years</text:span><text:span text:style-name="T2"> </text:span><text:span text:style-name="T2">old</text:span><text:span text:style-name="T2">." &lt;&lt; </text:span><text:span text:style-name="T2">std</text:span><text:span text:style-name="T2">::</text:span><text:span text:style-name="T2">endl</text:span><text:span text:style-name="T2">;</text:span></text:p>
      <text:p text:style-name="P3"/>
      <text:p text:style-name="P1"><text:span text:style-name="T2">//</text:span><text:span text:style-name="T2">This</text:span><text:span text:style-name="T2"> </text:span><text:span text:style-name="T2">code</text:span><text:span text:style-name="T2"> </text:span><text:span text:style-name="T2">prints</text:span><text:span text:style-name="T2">:</text:span></text:p>
      <text:p text:style-name="P1"><text:span text:style-name="T2">//</text:span><text:span text:style-name="T2">Christine</text:span><text:span text:style-name="T2"> </text:span><text:span text:style-name="T2">is</text:span><text:span text:style-name="T2"> 20 </text:span><text:span text:style-name="T2">years</text:span><text:span text:style-name="T2"> </text:span><text:span text:style-name="T2">old</text:span><text:span text:style-name="T2">.</text:span></text:p>
      <text:p text:style-name="P1"/>
      <text:p text:style-name="P1">New students may also be added in the following way:</text:p>
      <text:p text:style-name="P1"/>
      <text:p text:style-name="P1"><text:span text:style-name="T2">students</text:span><text:span text:style-name="T2">["</text:span><text:span text:style-name="T2">June</text:span><text:span text:style-name="T2">"] = 18;</text:span></text:p>
      <text:p text:style-name="P1"><text:span text:style-name="T2">students</text:span><text:span text:style-name="T2">["</text:span><text:span text:style-name="T2">Omar</text:span><text:span text:style-name="T2">"] = 19;</text:span></text:p>
      <text:p text:style-name="P1"/>
      <text:p text:style-name="P1">Objects of type \texttt{map} may be iterated, and in C++11, their contents can be printed in a range-based \texttt{for} loop as we briefly demonstrate here. Each item in the <text:span text:style-name="T2">std::map&lt;std::string, int&gt;</text:span> is of type <text:span text:style-name="T2">std::pair&lt;std::string,int&gt;</text:span></text:p>
      <text:p text:style-name="P1"/>
      <text:p text:style-name="P1"><text:span text:style-name="T2">for</text:span><text:span text:style-name="T2"> (</text:span><text:span text:style-name="T2">auto</text:span><text:span text:style-name="T2">&amp; </text:span><text:span text:style-name="T2">item</text:span><text:span text:style-name="T2"> : </text:span><text:span text:style-name="T2">students</text:span><text:span text:style-name="T2">)</text:span></text:p>
      <text:p text:style-name="P3">{</text:p>
      <text:p text:style-name="P1"><text:span text:style-name="T2"><text:s text:c="2"/></text:span><text:span text:style-name="T2">std</text:span><text:span text:style-name="T2">::</text:span><text:span text:style-name="T2">cout</text:span><text:span text:style-name="T2"> &lt;&lt; </text:span><text:span text:style-name="T2">item</text:span><text:span text:style-name="T2">.</text:span><text:span text:style-name="T2">first</text:span><text:span text:style-name="T2"> &lt;&lt; " </text:span><text:span text:style-name="T2">is</text:span><text:span text:style-name="T2"> " &lt;&lt; </text:span><text:span text:style-name="T2">item</text:span><text:span text:style-name="T2">.</text:span><text:span text:style-name="T2">second</text:span><text:span text:style-name="T2"> &lt;&lt; " </text:span><text:span text:style-name="T2">years</text:span><text:span text:style-name="T2"> </text:span><text:span text:style-name="T2">old</text:span><text:span text:style-name="T2">." &lt;&lt; </text:span><text:span text:style-name="T2">std</text:span><text:span text:style-name="T2">::</text:span><text:span text:style-name="T2">endl</text:span><text:span text:style-name="T2">;</text:span></text:p>
      <text:p text:style-name="P1"><text:span text:style-name="T2">}</text:span></text:p>
      <text:p text:style-name="P9"><text:span text:style-name="T2"/></text:p>
      <text:p text:style-name="P9"><text:span text:style-name="T2">// This code prints:</text:span></text:p>
      <text:p text:style-name="P9"><text:span text:style-name="T2">// John is 19 years old</text:span></text:p>
      <text:p text:style-name="P9"><text:span text:style-name="T2">// Max is 19 years old</text:span></text:p>
      <text:p text:style-name="P9"><text:span text:style-name="T2">// Christine is 20 years old</text:span></text:p>
      <text:p text:style-name="P9"><text:span text:style-name="T2">// Maria is 18 years old</text:span></text:p>
      <text:p text:style-name="P9"><text:span text:style-name="T2">// June is 18 years old</text:span></text:p>
      <text:p text:style-name="P9"><text:span text:style-name="T2">// Omar is 19 years old</text:span></text:p>
      <text:p text:style-name="P1"/>
      <text:p text:style-name="P1"/>
      <text:p text:style-name="P2">References</text:p>
      <text:p text:style-name="P1">A reasonable place to start for a wider view of the STL is here: http://en.wikipedia.org/wiki/Standard_Template_Library</text:p>
      <text:p text:style-name="P1"/>
      <text:p text:style-name="P1">http://www.cplusplus.com/reference/stl/</text:p>
      <text:p text:style-name="P1"/>
      <text:p text:style-name="P1"/>
      <text:p text:style-name="P1"><text:soft-page-break/></text:p>
      <text:p text:style-name="P1"/>
      <text:p text:style-name="P1"/>
      <text:p text:style-name="P1"/>
      <text:p text:style-name="P1">Created JAH - 1000 Saturda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2</meta:editing-cycles>
    <meta:document-statistic meta:table-count="0" meta:image-count="0" meta:object-count="0" meta:page-count="6" meta:paragraph-count="115" meta:word-count="1249" meta:character-count="7828"/>
    <dc:date>2013-07-26T15:33:36.87</dc:date>
    <meta:editing-duration>PT21M24S</meta:editing-duration>
  </office:meta>
</office:document-meta>
</file>